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e0f3" officeooo:paragraph-rsid="001de0f3" style:font-weight-asian="bold" style:font-weight-complex="bold"/>
    </style:style>
    <style:style style:name="P2" style:family="paragraph" style:parent-style-name="Standard">
      <style:text-properties fo:font-weight="bold" officeooo:rsid="001ded53" officeooo:paragraph-rsid="001ded53" style:font-weight-asian="bold" style:font-weight-complex="bold"/>
    </style:style>
    <style:style style:name="P3" style:family="paragraph" style:parent-style-name="Standard">
      <style:text-properties fo:font-weight="normal" officeooo:rsid="001d9d01" officeooo:paragraph-rsid="001d9d01" style:font-weight-asian="normal" style:font-weight-complex="normal"/>
    </style:style>
    <style:style style:name="P4" style:family="paragraph" style:parent-style-name="Standard">
      <style:text-properties fo:font-weight="normal" officeooo:rsid="001de0f3" officeooo:paragraph-rsid="001de0f3" style:font-weight-asian="normal" style:font-weight-complex="normal"/>
    </style:style>
    <style:style style:name="P5" style:family="paragraph" style:parent-style-name="Standard">
      <style:text-properties fo:font-weight="normal" officeooo:rsid="001de0f3" officeooo:paragraph-rsid="001ded53" style:font-weight-asian="normal" style:font-weight-complex="normal"/>
    </style:style>
    <style:style style:name="P6" style:family="paragraph" style:parent-style-name="Standard">
      <style:text-properties fo:font-weight="normal" officeooo:rsid="001ded53" officeooo:paragraph-rsid="001ded53" style:font-weight-asian="normal" style:font-weight-complex="normal"/>
    </style:style>
    <style:style style:name="P7" style:family="paragraph" style:parent-style-name="Standard">
      <style:text-properties fo:font-size="14pt" fo:font-weight="bold" officeooo:rsid="001d9d01" officeooo:paragraph-rsid="001d9d0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edd7f" officeooo:paragraph-rsid="001edd7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e89f8" officeooo:paragraph-rsid="001e89f8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2pt" fo:font-weight="bold" officeooo:rsid="001e89f8" officeooo:paragraph-rsid="001e89f8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edd7f" officeooo:paragraph-rsid="001edd7f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1e89f8" officeooo:paragraph-rsid="001e89f8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weight="normal" officeooo:rsid="001de0f3" officeooo:paragraph-rsid="001de0f3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de0f3" officeooo:paragraph-rsid="001de0f3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de0f3" officeooo:paragraph-rsid="001ded53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1de0f3" officeooo:paragraph-rsid="001de0f3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1de0f3" officeooo:paragraph-rsid="001ded53" style:font-weight-asian="normal" style:font-weight-complex="normal"/>
    </style:style>
    <style:style style:name="P18" style:family="paragraph" style:parent-style-name="Standard" style:list-style-name="L8">
      <style:text-properties fo:font-weight="normal" officeooo:rsid="001de0f3" officeooo:paragraph-rsid="001de0f3" style:font-weight-asian="normal" style:font-weight-complex="normal"/>
    </style:style>
    <style:style style:name="P19" style:family="paragraph" style:parent-style-name="Standard" style:list-style-name="L9">
      <style:text-properties fo:font-weight="normal" officeooo:rsid="001de0f3" officeooo:paragraph-rsid="001ded53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1ded53" officeooo:paragraph-rsid="001ded53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1ded53" officeooo:paragraph-rsid="001ded53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1ded53" officeooo:paragraph-rsid="001ded53" style:font-weight-asian="normal" style:font-weight-complex="normal"/>
    </style:style>
    <style:style style:name="P23" style:family="paragraph" style:parent-style-name="Standard" style:list-style-name="L6">
      <style:text-properties fo:font-weight="normal" officeooo:rsid="001ded53" officeooo:paragraph-rsid="001ded53" style:font-weight-asian="normal" style:font-weight-complex="normal"/>
    </style:style>
    <style:style style:name="P24" style:family="paragraph" style:parent-style-name="Standard" style:list-style-name="L7">
      <style:text-properties fo:font-weight="normal" officeooo:rsid="001ded53" officeooo:paragraph-rsid="001ded53" style:font-weight-asian="normal" style:font-weight-complex="normal"/>
    </style:style>
    <style:style style:name="P25" style:family="paragraph" style:parent-style-name="Standard" style:list-style-name="L8">
      <style:text-properties fo:font-weight="normal" officeooo:rsid="001ded53" officeooo:paragraph-rsid="001ded53" style:font-weight-asian="normal" style:font-weight-complex="normal"/>
    </style:style>
    <style:style style:name="P26" style:family="paragraph" style:parent-style-name="Standard" style:list-style-name="L9">
      <style:text-properties fo:font-weight="normal" officeooo:rsid="002330a7" officeooo:paragraph-rsid="002330a7" style:font-weight-asian="normal" style:font-weight-complex="normal"/>
    </style:style>
    <style:style style:name="P27" style:family="paragraph" style:parent-style-name="Standard" style:list-style-name="L8">
      <style:text-properties fo:font-weight="normal" officeooo:rsid="00278acb" officeooo:paragraph-rsid="00278acb" style:font-weight-asian="normal" style:font-weight-complex="normal"/>
    </style:style>
    <style:style style:name="P28" style:family="paragraph" style:parent-style-name="Standard" style:list-style-name="L10">
      <style:text-properties fo:font-size="12pt" fo:font-weight="normal" officeooo:rsid="001e89f8" officeooo:paragraph-rsid="001e89f8" style:font-size-asian="10.5pt" style:font-weight-asian="normal" style:font-size-complex="12pt" style:font-weight-complex="normal"/>
    </style:style>
    <style:style style:name="P29" style:family="paragraph" style:parent-style-name="Standard" style:list-style-name="L11">
      <style:text-properties fo:font-size="12pt" fo:font-weight="normal" officeooo:rsid="001edd7f" officeooo:paragraph-rsid="001edd7f" style:font-size-asian="10.5pt" style:font-weight-asian="normal" style:font-size-complex="12pt" style:font-weight-complex="normal"/>
    </style:style>
    <style:style style:name="P30" style:family="paragraph" style:parent-style-name="Standard" style:list-style-name="L11">
      <style:text-properties fo:font-size="12pt" fo:font-weight="normal" officeooo:rsid="00223a27" officeooo:paragraph-rsid="00223a27" style:font-size-asian="10.5pt" style:font-weight-asian="normal" style:font-size-complex="12pt" style:font-weight-complex="normal"/>
    </style:style>
    <style:style style:name="T1" style:family="text">
      <style:text-properties officeooo:rsid="001ded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bjectives</text:p>
      <text:p text:style-name="P3"/>
      <text:p text:style-name="P1">a) Theoretical stuff.</text:p>
      <text:list xml:id="list7027377711515046382" text:style-name="L1">
        <text:list-item>
          <text:p text:style-name="P13">Convince yourself that the lowest-lying energy for the two-electron system is simply 2ω.</text:p>
        </text:list-item>
        <text:list-item>
          <text:p text:style-name="P13">What is the total spin of this wave function? Find arguments for why the ground state should have this specific total spin. </text:p>
        </text:list-item>
      </text:list>
      <text:p text:style-name="P4"/>
      <text:p text:style-name="P1">b) Getting into the code</text:p>
      <text:list xml:id="list8497645505831535931" text:style-name="L2">
        <text:list-item>
          <text:p text:style-name="P14">Calculate &lt;E&gt; from the Monte Carlo Metropolis algorithm of on given form</text:p>
        </text:list-item>
        <text:list-item>
          <text:p text:style-name="P15">Parallelization</text:p>
        </text:list-item>
        <text:list-item>
          <text:p text:style-name="P14">Find the minimum &lt;E&gt; and from this state calculate the mean distance between electrons.</text:p>
        </text:list-item>
        <text:list-item>
          <text:p text:style-name="P14">Find a closed-form expression for the local energy.</text:p>
        </text:list-item>
        <text:list-item>
          <text:p text:style-name="P14">Compare the results of this calculation (in terms of CPU time) compared with a calculation which performs a brute force numerical derivation.</text:p>
        </text:list-item>
      </text:list>
      <text:p text:style-name="P4"/>
      <text:p text:style-name="P1">c) Importance sampling</text:p>
      <text:list xml:id="list4930735485454662841" text:style-name="L3">
        <text:list-item>
          <text:p text:style-name="P16">Introduce importance sampling </text:p>
        </text:list-item>
        <text:list-item>
          <text:p text:style-name="P20">Study the dependence of the results as function of delta t</text:p>
        </text:list-item>
        <text:list-item>
          <text:p text:style-name="P20">Compare with results from previous exercise</text:p>
        </text:list-item>
        <text:list-item>
          <text:p text:style-name="P17">Parallelization</text:p>
        </text:list-item>
      </text:list>
      <text:p text:style-name="P5"/>
      <text:p text:style-name="P2">d) More coding</text:p>
      <text:list xml:id="list7221392005386488897" text:style-name="L4">
        <text:list-item>
          <text:p text:style-name="P21">Compute one-body density with optimal parameters</text:p>
        </text:list-item>
        <text:list-item>
          <text:p text:style-name="P21">Compare with results from pure harmonic oscillator wave functions</text:p>
        </text:list-item>
        <text:list-item>
          <text:p text:style-name="P21">Run Monte Carlo without Jastrow factor</text:p>
        </text:list-item>
        <text:list-item>
          <text:p text:style-name="P21">Find kinetic and potential energy with different omegas</text:p>
        </text:list-item>
      </text:list>
      <text:p text:style-name="P4"/>
      <text:p text:style-name="P2">e)More electrons</text:p>
      <text:list xml:id="list2340637518524098493" text:style-name="L5">
        <text:list-item>
          <text:p text:style-name="P22">Write function to evaluate Slater determinant</text:p>
        </text:list-item>
        <text:list-item>
          <text:p text:style-name="P22">And function to evaluate Hermite polynomials</text:p>
        </text:list-item>
        <text:list-item>
          <text:p text:style-name="P22"><text:s/>Compute the ground state energies of quantum dots for N = 6 and N = 12 electrons for ω = 0.01, ω = 0.28 and ω = 1.0</text:p>
        </text:list-item>
        <text:list-item>
          <text:p text:style-name="P22">Parallelization</text:p>
        </text:list-item>
        <text:list-item>
          <text:p text:style-name="P22">Reproduce the unperturbed single-particle energies when the electron-electron repulsion is switched of</text:p>
        </text:list-item>
        <text:list-item>
          <text:p text:style-name="P22">Convincing of energy and spin properties</text:p>
        </text:list-item>
      </text:list>
      <text:p text:style-name="P6"/>
      <text:p text:style-name="P2">f) More more electrons stuff</text:p>
      <text:list xml:id="list8857439426086542492" text:style-name="L6">
        <text:list-item>
          <text:p text:style-name="P23">Compute one-body density with new best wave function</text:p>
        </text:list-item>
        <text:list-item>
          <text:p text:style-name="P23">Do the Jastrow stuff again, how important is the factor?</text:p>
        </text:list-item>
      </text:list>
      <text:p text:style-name="P6"/>
      <text:p text:style-name="P2">g) Virial theorem </text:p>
      <text:list xml:id="list8278381670186271910" text:style-name="L7">
        <text:list-item>
          <text:p text:style-name="P24">Test the virial theorem for the given ω.</text:p>
        </text:list-item>
        <text:list-item>
          <text:p text:style-name="P24">Plot &lt;T&gt;/&lt;V&gt; <text:s/>and comment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Questions</text:p>
      <text:p text:style-name="P4"/>
      <text:p text:style-name="P4">Questions <text:span text:style-name="T1">for myself</text:span></text:p>
      <text:list xml:id="list1693711972143139771" text:style-name="L8">
        <text:list-item>
          <text:p text:style-name="P18">What is a closed form?</text:p>
        </text:list-item>
        <text:list-item>
          <text:p text:style-name="P25">What is parallization?</text:p>
        </text:list-item>
        <text:list-item>
          <text:p text:style-name="P25">What is importance sampling?</text:p>
        </text:list-item>
        <text:list-item>
          <text:p text:style-name="P25">What is one-body density?</text:p>
        </text:list-item>
        <text:list-item>
          <text:p text:style-name="P25">What is the Jastrow factor?</text:p>
        </text:list-item>
        <text:list-item>
          <text:p text:style-name="P27">The argument for the local energy variance, does that work both ways?</text:p>
        </text:list-item>
      </text:list>
      <text:p text:style-name="P6"/>
      <text:p text:style-name="P6">Questions for teacher:</text:p>
      <text:list xml:id="list2592676255410268313" text:style-name="L9">
        <text:list-item>
          <text:p text:style-name="P19">What does b4 mean?</text:p>
        </text:list-item>
        <text:list-item>
          <text:p text:style-name="P26">Chap 12.2 – continuity equation?</text:p>
        </text:list-item>
        <text:list-item>
          <text:p text:style-name="P26"/>
        </text:list-item>
      </text:list>
      <text:p text:style-name="P5"/>
      <text:p text:style-name="P5"/>
      <text:p text:style-name="P9">Classes and functions to be created</text:p>
      <text:p text:style-name="P10"/>
      <text:list xml:id="list4830019431897316317" text:style-name="L10">
        <text:list-item>
          <text:p text:style-name="P28">Class for electron system</text:p>
          <text:list>
            <text:list-item>
              <text:p text:style-name="P28">Local variables:</text:p>
              <text:list>
                <text:list-item>
                  <text:p text:style-name="P28">N – number of particles</text:p>
                </text:list-item>
                <text:list-item>
                  <text:p text:style-name="P28">omega – Oscillator strength</text:p>
                </text:list-item>
                <text:list-item>
                  <text:p text:style-name="P28">Repulsive force on/off</text:p>
                </text:list-item>
              </text:list>
            </text:list-item>
            <text:list-item>
              <text:p text:style-name="P28">Solve Functions </text:p>
              <text:list>
                <text:list-item>
                  <text:p text:style-name="P28">VMC_solve </text:p>
                </text:list-item>
              </text:list>
            </text:list-item>
            <text:list-item>
              <text:p text:style-name="P28">Data extrantion functions </text:p>
              <text:list>
                <text:list-item>
                  <text:p text:style-name="P28">get one-body density</text:p>
                </text:list-item>
              </text:list>
            </text:list-item>
            <text:list-item>
              <text:p text:style-name="P28">Test and print functions</text:p>
              <text:list>
                <text:list-item>
                  <text:p text:style-name="P28">print_ditt_to_file</text:p>
                </text:list-item>
                <text:list-item>
                  <text:p text:style-name="P28">print_datt_to_file</text:p>
                </text:list-item>
              </text:list>
            </text:list-item>
          </text:list>
        </text:list-item>
        <text:list-item>
          <text:p text:style-name="P28">Function for the slater determinant</text:p>
        </text:list-item>
        <text:list-item>
          <text:p text:style-name="P28">Function for the Hermite polynomials</text:p>
        </text:list-item>
      </text:list>
      <text:p text:style-name="P12"/>
      <text:p text:style-name="P12"/>
      <text:p text:style-name="P8">Things to be included in the theory part [do things as from scratch as possible]:</text:p>
      <text:p text:style-name="P11"/>
      <text:list xml:id="list3782564301459585414" text:style-name="L11">
        <text:list-item>
          <text:p text:style-name="P29">The physical system. </text:p>
        </text:list-item>
        <text:list-item>
          <text:p text:style-name="P30">Discussion on random numbers (perhaps only relevant if I want to discuss the problems with pseudo random numbers)</text:p>
        </text:list-item>
        <text:list-item>
          <text:p text:style-name="P29">Variational monte carlo</text:p>
          <text:list>
            <text:list-item>
              <text:p text:style-name="P29">Importance sampling</text:p>
            </text:list-item>
            <text:list-item>
              <text:p text:style-name="P29">Metropolis algorithm </text:p>
            </text:list-item>
          </text:list>
        </text:list-item>
        <text:list-item>
          <text:p text:style-name="P29">The virial theor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3:42:56.249581879</meta:creation-date>
    <dc:date>2014-10-20T17:10:30.636637025</dc:date>
    <meta:editing-duration>PT36M41S</meta:editing-duration>
    <meta:editing-cycles>8</meta:editing-cycles>
    <meta:generator>LibreOffice/4.2.6.3$Linux_X86_64 LibreOffice_project/420m0$Build-3</meta:generator>
    <meta:document-statistic meta:table-count="0" meta:image-count="0" meta:object-count="0" meta:page-count="2" meta:paragraph-count="67" meta:word-count="451" meta:character-count="2667" meta:non-whitespace-character-count="2323"/>
  </office:meta>
</office:document-meta>
</file>